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508in"/>
    </style:style>
    <style:style style:name="co2" style:family="table-column">
      <style:table-column-properties fo:break-before="auto" style:column-width="1.8008in"/>
    </style:style>
    <style:style style:name="co3" style:family="table-column">
      <style:table-column-properties fo:break-before="auto" style:column-width="1.7791in"/>
    </style:style>
    <style:style style:name="co4" style:family="table-column">
      <style:table-column-properties fo:break-before="auto" style:column-width="1.6189in"/>
    </style:style>
    <style:style style:name="co5" style:family="table-column">
      <style:table-column-properties fo:break-before="auto" style:column-width="2.0154in"/>
    </style:style>
    <style:style style:name="co6" style:family="table-column">
      <style:table-column-properties fo:break-before="auto" style:column-width="1.768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1.036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number-columns-repeated="1017" table:default-cell-style-name="ce1"/>
        <table:table-row table:style-name="ro1">
          <table:table-cell/>
          <table:table-cell table:style-name="ce2" office:value-type="string" calcext:value-type="string">
            <text:p>Regression (using 1 time slice from past to predict current): R2 Score</text:p>
          </table:table-cell>
          <table:table-cell table:style-name="ce2" office:value-type="string" calcext:value-type="string">
            <text:p>Regression (using n time slices from past to predict current): R2 Score</text:p>
          </table:table-cell>
          <table:table-cell table:number-columns-repeated="2"/>
          <table:table-cell table:style-name="ce2" office:value-type="string" calcext:value-type="string">
            <text:p>Regression (using 1 time slice from past to predict current): Mean squared error</text:p>
          </table:table-cell>
          <table:table-cell table:style-name="ce2" office:value-type="string" calcext:value-type="string">
            <text:p>Regression (using n time slices from past to predict current): Mean squared err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inear Regression</text:p>
          </table:table-cell>
          <table:table-cell office:value-type="float" office:value="0.626358661286" calcext:value-type="float">
            <text:p>0.6263586613</text:p>
          </table:table-cell>
          <table:table-cell office:value-type="float" office:value="0.724549702989" calcext:value-type="float">
            <text:p>0.724549703</text:p>
          </table:table-cell>
          <table:table-cell/>
          <table:table-cell office:value-type="string" calcext:value-type="string">
            <text:p>Linear Regression</text:p>
          </table:table-cell>
          <table:table-cell office:value-type="float" office:value="20.306309184" calcext:value-type="float">
            <text:p>20.306309184</text:p>
          </table:table-cell>
          <table:table-cell office:value-type="float" office:value="18.4324672248" calcext:value-type="float">
            <text:p>18.43246722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cision Tree Regression</text:p>
          </table:table-cell>
          <table:table-cell office:value-type="float" office:value="0.186462654781" calcext:value-type="float">
            <text:p>0.1864626548</text:p>
          </table:table-cell>
          <table:table-cell office:value-type="float" office:value="0.464295640471" calcext:value-type="float">
            <text:p>0.4642956405</text:p>
          </table:table-cell>
          <table:table-cell/>
          <table:table-cell office:value-type="string" calcext:value-type="string">
            <text:p>Decision Tree Regression</text:p>
          </table:table-cell>
          <table:table-cell office:value-type="float" office:value="42.8980087538" calcext:value-type="float">
            <text:p>42.8980087538</text:p>
          </table:table-cell>
          <table:table-cell office:value-type="float" office:value="37.6629901961" calcext:value-type="float">
            <text:p>37.662990196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xtraTreesRegressor</text:p>
          </table:table-cell>
          <table:table-cell office:value-type="float" office:value="0.584083219055" calcext:value-type="float">
            <text:p>0.5840832191</text:p>
          </table:table-cell>
          <table:table-cell office:value-type="float" office:value="0.641827647673" calcext:value-type="float">
            <text:p>0.6418276477</text:p>
          </table:table-cell>
          <table:table-cell/>
          <table:table-cell office:value-type="string" calcext:value-type="string">
            <text:p>ExtraTreesRegressor</text:p>
          </table:table-cell>
          <table:table-cell office:value-type="float" office:value="22.5373690232" calcext:value-type="float">
            <text:p>22.5373690232</text:p>
          </table:table-cell>
          <table:table-cell office:value-type="float" office:value="21.0880147059" calcext:value-type="float">
            <text:p>21.088014705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NeighborsRegressor</text:p>
          </table:table-cell>
          <table:table-cell office:value-type="float" office:value="0.59734861624" calcext:value-type="float">
            <text:p>0.5973486162</text:p>
          </table:table-cell>
          <table:table-cell office:value-type="float" office:value="0.403314126977" calcext:value-type="float">
            <text:p>0.403314127</text:p>
          </table:table-cell>
          <table:table-cell/>
          <table:table-cell office:value-type="string" calcext:value-type="string">
            <text:p>KNeighborsRegressor</text:p>
          </table:table-cell>
          <table:table-cell office:value-type="float" office:value="21.882919915" calcext:value-type="float">
            <text:p>21.882919915</text:p>
          </table:table-cell>
          <table:table-cell office:value-type="float" office:value="39.9287745098" calcext:value-type="float">
            <text:p>39.928774509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asticNet</text:p>
          </table:table-cell>
          <table:table-cell office:value-type="float" office:value="0.638038111535" calcext:value-type="float">
            <text:p>0.6380381115</text:p>
          </table:table-cell>
          <table:table-cell office:value-type="float" office:value="0.736924431132" calcext:value-type="float">
            <text:p>0.7369244311</text:p>
          </table:table-cell>
          <table:table-cell/>
          <table:table-cell office:value-type="string" calcext:value-type="string">
            <text:p>ElasticNet</text:p>
          </table:table-cell>
          <table:table-cell office:value-type="float" office:value="19.6715653715" calcext:value-type="float">
            <text:p>19.6715653715</text:p>
          </table:table-cell>
          <table:table-cell office:value-type="float" office:value="17.6043803671" calcext:value-type="float">
            <text:p>17.604380367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asso</text:p>
          </table:table-cell>
          <table:table-cell office:value-type="float" office:value="0.638004407656" calcext:value-type="float">
            <text:p>0.6380044077</text:p>
          </table:table-cell>
          <table:table-cell office:value-type="float" office:value="0.737982999704" calcext:value-type="float">
            <text:p>0.7379829997</text:p>
          </table:table-cell>
          <table:table-cell/>
          <table:table-cell office:value-type="string" calcext:value-type="string">
            <text:p>Lasso</text:p>
          </table:table-cell>
          <table:table-cell office:value-type="float" office:value="19.6733970783" calcext:value-type="float">
            <text:p>19.6733970783</text:p>
          </table:table-cell>
          <table:table-cell office:value-type="float" office:value="17.5335435203" calcext:value-type="float">
            <text:p>17.533543520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Not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otal time for which train and test data is obtained</text:p>
          </table:table-cell>
          <table:table-cell office:value-type="string" calcext:value-type="string">
            <text:p>(2010, 06, 01, 0, 00, 00) to (2016, 7, 1, 0, 00, 00)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Time delta used = 30 day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num_time_slices 'n' = 12</text:p>
          </table:table-cell>
          <table:table-cell table:number-columns-repeated="1019"/>
        </table:table-row>
        <table:table-row table:style-name="ro3">
          <table:table-cell/>
          <table:table-cell table:style-name="ce2" office:value-type="string" calcext:value-type="string">
            <text:p>Classification (using 1 time slice from past to predict current): Accuracy Score</text:p>
          </table:table-cell>
          <table:table-cell table:style-name="ce2" office:value-type="string" calcext:value-type="string">
            <text:p>Classification (using n time slices from past to predict current): Accuracy Scor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ndomForestClassifier</text:p>
          </table:table-cell>
          <table:table-cell office:value-type="float" office:value="0.211906449327" calcext:value-type="float">
            <text:p>0.2119064493</text:p>
          </table:table-cell>
          <table:table-cell office:value-type="float" office:value="0.248774509804" calcext:value-type="float">
            <text:p>0.248774509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ussian naive bayes classifier</text:p>
          </table:table-cell>
          <table:table-cell office:value-type="float" office:value="0.192062367116" calcext:value-type="float">
            <text:p>0.1920623671</text:p>
          </table:table-cell>
          <table:table-cell office:value-type="float" office:value="0.143382352941" calcext:value-type="float">
            <text:p>0.143382352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VM classifier</text:p>
          </table:table-cell>
          <table:table-cell office:value-type="float" office:value="0.240963855422" calcext:value-type="float">
            <text:p>0.2409638554</text:p>
          </table:table-cell>
          <table:table-cell office:value-type="float" office:value="0.246323529412" calcext:value-type="float">
            <text:p>0.2463235294</text:p>
          </table:table-cell>
          <table:table-cell/>
          <table:table-cell office:value-type="string" calcext:value-type="string">
            <text:p>NumOfClassesUsedForClassification = 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cisionTreeClassifier</text:p>
          </table:table-cell>
          <table:table-cell office:value-type="float" office:value="0.245924875974" calcext:value-type="float">
            <text:p>0.245924876</text:p>
          </table:table-cell>
          <table:table-cell office:value-type="float" office:value="0.237745098039" calcext:value-type="float">
            <text:p>0.23774509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ndomForestClassifier</text:p>
          </table:table-cell>
          <table:table-cell office:value-type="float" office:value="0.230333097094" calcext:value-type="float">
            <text:p>0.2303330971</text:p>
          </table:table-cell>
          <table:table-cell office:value-type="float" office:value="0.205882352941" calcext:value-type="float">
            <text:p>0.205882352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LPClassifier</text:p>
          </table:table-cell>
          <table:table-cell office:value-type="float" office:value="0.243798724309" calcext:value-type="float">
            <text:p>0.2437987243</text:p>
          </table:table-cell>
          <table:table-cell office:value-type="float" office:value="0.155637254902" calcext:value-type="float">
            <text:p>0.155637254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aBoostClassifier</text:p>
          </table:table-cell>
          <table:table-cell office:value-type="float" office:value="0.235294117647" calcext:value-type="float">
            <text:p>0.2352941176</text:p>
          </table:table-cell>
          <table:table-cell office:value-type="float" office:value="0.209558823529" calcext:value-type="float">
            <text:p>0.2095588235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22:25:55.0239780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5T22:53:58.639601742</dc:date>
    <meta:generator>LibreOffice/4.2.8.2$Linux_X86_64 LibreOffice_project/420m0$Build-2</meta:generator>
    <meta:editing-duration>PT2H</meta:editing-duration>
    <meta:editing-cycles>35</meta:editing-cycles>
    <meta:document-statistic meta:table-count="1" meta:cell-count="69" meta:object-count="0"/>
  </office:meta>
</office:document-meta>
</file>